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 New Roman" fo:font-size="18.0pt"/>
    </style:style>
    <style:style style:name="P2" style:family="paragraph" style:parent-style-name="Standard">
      <style:text-properties style:font-name="Times New Roman" fo:font-size="18.0pt"/>
    </style:style>
    <style:style style:name="P3" style:family="paragraph" style:parent-style-name="Standard">
      <style:paragraph-properties fo:margin-top="0.0693in" fo:margin-bottom="0.0693in"/>
      <style:text-properties style:font-name="Times" fo:font-size="18.0pt" fo:color="#000000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8.0pt"/>
    </style:style>
    <style:style style:name="P5" style:family="paragraph" style:parent-style-name="Standard">
      <style:paragraph-properties fo:margin-left="5.1189in"/>
      <style:text-properties style:font-name="Times New Roman" fo:font-size="18.0pt"/>
    </style:style>
    <style:style style:name="P6" style:family="paragraph" style:parent-style-name="Standard">
      <style:paragraph-properties fo:margin-top="0.0693in" fo:margin-bottom="0.0693in"/>
      <style:text-properties style:font-name="Times New Roman" fo:font-size="18.0pt"/>
    </style:style>
    <style:style style:name="T1" style:family="text">
      <style:text-properties fo:font-style="italic" fo:font-style-asian="italic" fo:font-style-complex="italic" fo:font-weight="bold" fo:font-weight-asian="bold" fo:font-weight-complex="bold" style:text-underline-style="solid"/>
    </style:style>
    <style:style style:name="T2" style:family="text">
      <style:text-properties fo:font-weight="bold" fo:font-weight-asian="bold" fo:font-weight-complex="bold" style:text-underline-style="solid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arifs du 01 novembre 2019 au 31 octobre 2020</text:span></text:p>
      <text:p text:style-name="P1"><text:span text:style-name="T1"/></text:p>
      <text:p text:style-name="P1"><text:span text:style-name="T1">Tarifs des deux Le Frêne, Le Fayard ou le grand gîte <text:s/>en gestion libre.</text:span></text:p>
      <text:p text:style-name="P1"><text:span text:style-name="T1"/></text:p>
      <text:p text:style-name="P2"><text:span text:style-name="T2">Les prix pour les gîtes “le Fayard“ et “le Frêne“ (maxi 6 personnes par gîtes):</text:span></text:p>
      <text:p text:style-name="P2"><text:span text:style-name="T2"/></text:p>
      <text:p text:style-name="P2">de 5 à 7 nuits: <text:span text:style-name="T3">470.00 €</text:span><text:s/></text:p>
      <text:p text:style-name="P2"><text:s text:c="11"/>4 nuits: <text:span text:style-name="T3">365.00 €</text:span><text:s/></text:p>
      <text:p text:style-name="P2"><text:s text:c="11"/>3 nuits: <text:span text:style-name="T3">285.00 €</text:span><text:s/></text:p>
      <text:p text:style-name="P2">de 1 à 2 nuits: <text:span text:style-name="T3">235.00 €</text:span><text:s/></text:p>
      <text:p text:style-name="P2"/>
      <text:p text:style-name="P2"><text:span text:style-name="T2">Gîte de groupe (maxi 15 personnes):</text:span></text:p>
      <text:p text:style-name="P2"><text:span text:style-name="T2"/></text:p>
      <text:p text:style-name="P2">de 5 à 7 nuits: <text:span text:style-name="T3">940.00 €</text:span><text:s/></text:p>
      <text:p text:style-name="P2"><text:s text:c="11"/>4 nuits: <text:span text:style-name="T3">730.00 €</text:span><text:s/></text:p>
      <text:p text:style-name="P2"><text:s text:c="11"/>3 nuits: <text:span text:style-name="T3">570.00 €</text:span><text:s/></text:p>
      <text:p text:style-name="P2">de 1 à 2 nuits: <text:span text:style-name="T3">470.00 € </text:span></text:p>
      <text:p text:style-name="P2"/>
      <text:p text:style-name="P2"><text:span text:style-name="T3">Pour les fêtes de fin d'année et de début d'année forfait de 1 400,00 €, pour le grand gîte (1 semaine maxi).</text:span></text:p>
      <text:p text:style-name="P2"><text:span text:style-name="T3"/></text:p>
      <text:p text:style-name="P3"><text:span text:style-name="T3">Pour les séjours d’une semaine:</text:span><text:s/></text:p>
      <text:p text:style-name="P3">Une caution de <text:span text:style-name="T3">300.00 €</text:span><text:s/>vous sera demandée à l’arrivée après l’état des lieux à votre arrivée et rendue à la fin du votre séjour avec une visite avant votre départ. (contrôle du ménage, mobilier, vaisselle…)</text:p>
      <text:p text:style-name="P2"/>
      <text:p text:style-name="P2">- Le repas du soir est de: <text:span text:style-name="T3">28.00 € pour les adultes</text:span><text:s/>( 15 ans et plus) tout est compris,apéritif, vin, entrée plat principal, fromage, le dessert et éventuellement une tisane ou un café.</text:p>
      <text:p text:style-name="P2">- Le repas du soir est de: <text:span text:style-name="T3">18.00 € pour les enfants de 6 ans à 15 ans</text:span>.</text:p>
      <text:p text:style-name="P2">- Le panier repas de midi est de: <text:span text:style-name="T3">10.00 € pour les adultes</text:span>.</text:p>
      <text:p text:style-name="P2">- Le panier repas de midi est de: <text:span text:style-name="T3">8.00 € <text:s/>pour les enfants de 3 ans à 6 ans</text:span>.</text:p>
      <text:list text:style-name="L1">
        <text:list-item>
          <text:p text:style-name="P4">Pour les enfants de moins de 3 ans le repas est gratuit.</text:p>
        </text:list-item>
        <text:list-item>
          <text:p text:style-name="P4"/>
        </text:list-item>
      </text:list>
      <text:p text:style-name="P2"><text:span text:style-name="T2">Accueil rando:</text:span></text:p>
      <text:p text:style-name="P2"><text:span text:style-name="T2"/></text:p>
      <text:p text:style-name="P2">- La nuit + petit-déjeuner est de <text:span text:style-name="T3">35.00 € par personne</text:span>.</text:p>
      <text:p text:style-name="P2">- La demi-pension, repas du soir, nuit et petit déjeuner est de <text:span text:style-name="T3">65.00 € par adulte</text:span><text:s/>( 15 ans et plus) et <text:span text:style-name="T3">47,00 € pour les enfants de 3 a 15 ans.</text:span></text:p>
      <text:p text:style-name="P2">- La pension complète, repas du soir, nuit, petit déjeuner et panier repas de midi est de <text:span text:style-name="T3">75.00 € par adulte</text:span><text:s/>et 5<text:span text:style-name="T3">5,00 € pour les enfants de 6 a 15 ans. </text:span></text:p>
      <text:list text:style-name="L1">
        <text:list-item>
          <text:p text:style-name="P4">Les personnes désireuses de profiter du gîte après 11h00 pour un repas tiré du sac le jour du départ devront s’acquitter de 5.00€ supplémentaires par personne.</text:p>
        </text:list-item>
      </text:list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/></text:p>
            <text:p text:style-name="P2"><text:span text:style-name="T2">Autres infos :</text:span></text:p>
            <text:p text:style-name="P2"><text:span text:style-name="T2"/></text:p>
            <text:p text:style-name="P2">Un forfait de : 5,00 € pour utiliser le lave linge.</text:p>
            <text:p text:style-name="P2">Un forfait de : 5,00 € pour utiliser le sèche linge.</text:p>
            <text:p text:style-name="P2">Location draps : 5,00 € par personne.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nimaux admis, mais pas à l'étage dans les chambres : 2,00 € par jour.</text:p>
            <text:p text:style-name="P2">Taxe de séjour : incluse dans le prix.</text:p>
            <text:p text:style-name="P2">Nous ne prenons pas les chèques vacances et la carte banquaire.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Nous pouvons vous prêter en cas de besoin : </text:p>
            <text:p text:style-name="P2">fer à repasser, sèche-cheveux, lit à barreau (0 à 3 ans)</text:p>
            <text:p text:style-name="P2"/>
            <text:p text:style-name="P2"><text:span text:style-name="T2">BOISSONS :</text:span></text:p>
            <text:p text:style-name="P2">Nous tenons à votre disposition, chez nous :</text:p>
            <text:p text:style-name="P2">coca-cola, orangina, schweppes, bière (25/33 cl).</text:p>
            <text:p text:style-name="P2">Le prix est de 2,50 € la boisson,</text:p>
            <text:p text:style-name="P2">Bière artisanale (33 cl) : blanche, blonde, ambrée : 3,50 €.</text:p>
            <text:p text:style-name="P2"/>
            <text:p text:style-name="P2"><text:span text:style-name="T2">MENAGE</text:span><text:span text:style-name="T4"><text:s/>:</text:span></text:p>
            <text:p text:style-name="P2">Si vous ne le faites pas avant de quitter votre location, <text:s/>nous vous compterons 40,00 € par gîte en supplément ménage.</text:p>
            <text:p text:style-name="P2"/>
            <text:p text:style-name="P2"/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  <text:p text:style-name="P2"><text:span text:style-name="T3"/></text:p>
            <text:p text:style-name="P2"><text:span text:style-name="T3"/></text:p>
            <text:p text:style-name="P2"><text:span text:style-name="T2">ORDURES MENAGERES </text:span><text:span text:style-name="T4">:</text:span></text:p>
            <text:p text:style-name="P2"/>
            <text:p text:style-name="P2">Vous trouverez au lieu dit La Vacherie, derrière l'église, un tri sélectif :</text:p>
            <text:p text:style-name="P2">carton, papier, plastique et emballages divers, verre.</text:p>
            <text:p text:style-name="P2"/>
            <text:p text:style-name="P2">Nous vous remercions par avance de bien vouloir vous y conformer le plus possible, dans l'intérêt de tous.</text:p>
            <text:p text:style-name="P2"/>
            <text:p text:style-name="P2"><text:span text:style-name="T2">Balades et randonnées :</text:span></text:p>
            <text:p text:style-name="P2"><text:span text:style-name="T3"/></text:p>
          </table:table-cell>
          <table:table-cell table:style-name="TableCell1">
            <text:p text:style-name="P2"/>
          </table:table-cell>
        </table:table-row>
      </table:table>
      <text:p text:style-name="P2">Nous pouvons également organiser des randos avec âne(s) bâté(s). </text:p>
      <text:p text:style-name="P6"><text:span text:style-name="T2"/></text:p>
      <text:p text:style-name="P2"/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